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936f19" style:font-size-asian="9.10000038146973pt" style:font-weight-asian="normal" style:font-size-complex="9.10000038146973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12cf3e7" style:font-name-asian="Microsoft JhengHei fixed" style:font-size-asian="9.60000038146973pt" style:font-style-asian="normal" style:font-weight-asian="bold" style:font-size-complex="11pt"/>
    </style:style>
    <style:style style:name="T1" style:family="text">
      <style:text-properties fo:color="#262626" fo:letter-spacing="normal" style:font-name-asian="apple-system" style:font-size-asian="10.5pt" style:font-weight-asian="normal"/>
    </style:style>
    <style:style style:name="T2" style:family="text">
      <style:text-properties fo:color="#262626" style:font-name="apple-system" fo:font-size="10.5pt" fo:letter-spacing="normal" fo:font-style="normal" fo:font-weight="normal"/>
    </style:style>
    <style:style style:name="T3" style:family="text">
      <style:text-properties officeooo:rsid="01318d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花與泥</text:h>
      <text:p text:style-name="P4"/>
      <text:p text:style-name="P5"><text:span text:style-name="T1">花 因泥而生</text:span><text:line-break/><text:span text:style-name="T1">也爲泥而辭樹</text:span><text:line-break/><text:span text:style-name="T1">來去之間</text:span><text:line-break/><text:span text:style-name="T1">就是生命</text:span><text:line-break/><text:line-break/><text:span text:style-name="T1">如果</text:span><text:line-break/>是<text:span text:style-name="T1">真的</text:span><text:line-break/><text:span text:style-name="T1">可以</text:span><text:line-break/><text:line-break/><text:span text:style-name="T1">我盼</text:span><text:line-break/><text:line-break/><text:span text:style-name="T1">今生爲蓮</text:span><text:line-break/><text:span text:style-name="T1">來生爲泥</text:span><text:line-break/></text:p>
      <text:p text:style-name="P5"><text:span text:style-name="T2">-----</text:span><text:line-break/><text:span text:style-name="T1">兒時的回憶</text:span><text:line-break/><text:span text:style-name="T1">《封神榜》片尾曲《獨佔瀟灑》有感</text:span><text:line-break/><text:span text:style-name="T1">願生命化做那朵蓮花</text:span><text:line-break/><text:span text:style-name="T1">功名利祿全拋下</text:span></text:p>
      <text:p text:style-name="P3">..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4T14:50:00.187503632</dc:date>
    <meta:editing-duration>PT21H13M10S</meta:editing-duration>
    <meta:editing-cycles>261</meta:editing-cycles>
    <meta:document-statistic meta:table-count="0" meta:image-count="0" meta:object-count="0" meta:page-count="1" meta:paragraph-count="4" meta:word-count="78" meta:character-count="102" meta:non-whitespace-character-count="84"/>
  </office:meta>
</office:document-meta>
</file>